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nsolas1" svg:font-family="Consolas, 'Lucida Console', 'DejaVu Sans Mono', Monaco, 'Courier New', monospace"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3">
      <style:text-properties fo:language="en" fo:country="US"/>
    </style:style>
    <style:style style:name="P9" style:family="paragraph" style:parent-style-name="Heading_20_7">
      <style:text-properties fo:language="en" fo:country="US"/>
    </style:style>
    <style:style style:name="P10" style:family="paragraph" style:parent-style-name="Heading_20_5">
      <style:text-properties fo:language="en" fo:country="U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Contents_20_7">
      <style:paragraph-properties>
        <style:tab-stops>
          <style:tab-stop style:position="14.005cm" style:type="right" style:leader-style="dotted" style:leader-text="."/>
        </style:tab-stops>
      </style:paragraph-properties>
    </style:style>
    <style:style style:name="P14" style:family="paragraph" style:parent-style-name="Preformatted_20_Text">
      <style:paragraph-properties fo:margin-top="0cm" fo:margin-bottom="0cm" fo:widows="1" fo:padding="0cm" fo:border="none"/>
    </style:style>
    <style:style style:name="P15" style:family="paragraph" style:parent-style-name="Preformatted_20_Text">
      <style:paragraph-properties fo:margin-top="0cm" fo:margin-bottom="0cm" fo:widows="1" fo:padding="0cm" fo:border="none"/>
      <style:text-properties fo:font-variant="normal" fo:text-transform="none" style:font-name="Consolas" fo:letter-spacing="normal" fo:font-style="normal" fo:font-weight="normal"/>
    </style:style>
    <style:style style:name="P16" style:family="paragraph" style:parent-style-name="Preformatted_20_Text">
      <style:paragraph-properties fo:margin-top="0cm" fo:margin-bottom="0cm" fo:widows="1" fo:padding="0cm" fo:border="none"/>
      <style:text-properties fo:font-variant="normal" fo:text-transform="none" fo:letter-spacing="normal"/>
    </style:style>
    <style:style style:name="P17"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nsolas" fo:font-style="normal" fo:font-weight="normal"/>
    </style:style>
    <style:style style:name="T5" style:family="text">
      <style:text-properties fo:font-variant="normal" fo:text-transform="none" style:font-name="Consolas" fo:letter-spacing="normal" fo:font-style="normal" fo:font-weight="normal"/>
    </style:style>
    <style:style style:name="T6" style:family="text">
      <style:text-properties fo:font-variant="normal" fo:text-transform="none" style:font-name="Times New Roman" fo:letter-spacing="normal" fo:font-style="normal" fo:font-weight="normal"/>
    </style:style>
    <style:style style:name="T7" style:family="text">
      <style:text-properties fo:font-variant="normal" fo:text-transform="none" style:font-name="Times New Roman"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style:font-name="Times New Roman" fo:letter-spacing="normal" fo:font-style="italic" fo:font-weight="normal" style:font-style-asian="italic" style:font-style-complex="italic"/>
    </style:style>
    <style:style style:name="T9" style:family="text">
      <style:text-properties fo:font-variant="normal" fo:text-transform="none" style:font-name="Times New Roman" fo:letter-spacing="normal" fo:font-style="italic" fo:font-weight="normal" style:font-style-asian="italic" style:font-weight-asian="normal" style:font-style-complex="italic" style:font-weight-complex="normal"/>
    </style:style>
    <style:style style:name="T10" style:family="text">
      <style:text-properties fo:font-variant="normal" fo:text-transform="none" style:font-name="Times New Roman" fo:letter-spacing="normal" fo:language="en" fo:country="US" fo:font-style="normal" fo:font-weight="normal" style:font-style-asian="normal" style:font-weight-asian="normal" style:font-style-complex="normal" style:font-weight-complex="normal"/>
    </style:style>
    <style:style style:name="T11" style:family="text">
      <style:text-properties fo:font-variant="normal" fo:text-transform="none" style:font-name="Times New Roman" fo:letter-spacing="normal" fo:language="en" fo:country="US" fo:font-style="italic" fo:font-weight="normal" style:font-style-asian="italic" style:font-weight-asian="normal" style:font-style-complex="italic" style:font-weight-complex="normal"/>
    </style:style>
    <style:style style:name="T12" style:family="text">
      <style:text-properties fo:color="#0b6125"/>
    </style:style>
    <style:style style:name="T13" style:family="text">
      <style:text-properties fo:color="#0b6125" style:font-name="Consolas" fo:font-style="normal" fo:font-weight="normal"/>
    </style:style>
    <style:style style:name="T14" style:family="text">
      <style:text-properties fo:color="#a71d5d" fo:font-style="italic"/>
    </style:style>
    <style:style style:name="T15" style:family="text">
      <style:text-properties fo:color="#a71d5d" style:font-name="Consolas" fo:font-style="italic" fo:font-weight="normal"/>
    </style:style>
    <style:style style:name="T16" style:family="text">
      <style:text-properties fo:color="#693a17" style:font-name="Consolas" fo:font-style="normal" fo:font-weight="normal"/>
    </style:style>
    <style:style style:name="T17" style:family="text">
      <style:text-properties fo:color="#811f24" style:font-name="Consolas" fo:font-style="normal" fo:font-weight="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am Machiels</text:p>
      <text:p text:style-name="P5">13 Octo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7">Preface<text:tab/>4</text:p>
          <text:p text:style-name="P7">Introduction<text:tab/>4</text:p>
          <text:p text:style-name="P11">Asynchronous programming<text:tab/>5</text:p>
          <text:p text:style-name="P11">Separation of concerns<text:tab/>5</text:p>
          <text:p text:style-name="P11">Loosely coupled application logic<text:tab/>5</text:p>
          <text:p text:style-name="P11">Maintainable code<text:tab/>5</text:p>
          <text:p text:style-name="P11">Testable code<text:tab/>5</text:p>
          <text:p text:style-name="P11">Why Node.js<text:tab/>5</text:p>
          <text:p text:style-name="P11">Problem to solve (conclusion)<text:tab/>5</text:p>
          <text:p text:style-name="P11">Solution to the problem (conclusion)<text:tab/>5</text:p>
          <text:p text:style-name="P7">Application development<text:tab/>5</text:p>
          <text:p text:style-name="P11">Tools<text:tab/>5</text:p>
          <text:p text:style-name="P12">Continuous integration<text:tab/>6</text:p>
          <text:p text:style-name="P13">Integration tests<text:tab/>6</text:p>
          <text:p text:style-name="P13">Travis-ci<text:tab/>6</text:p>
          <text:p text:style-name="P12">Unit tests<text:tab/>6</text:p>
          <text:p text:style-name="P13">Mocha<text:tab/>6</text:p>
          <text:p text:style-name="P12">Code coverage<text:tab/>6</text:p>
          <text:p text:style-name="P13">Istanbul<text:tab/>6</text:p>
          <text:p text:style-name="P13">Coveralls<text:tab/>7</text:p>
          <text:p text:style-name="P12">In-line documentation<text:tab/>7</text:p>
          <text:p text:style-name="P13">JSDOC<text:tab/>7</text:p>
          <text:p text:style-name="P13">Inch-ci<text:tab/>7</text:p>
          <text:p text:style-name="P12">Code quality<text:tab/>7</text:p>
          <text:p text:style-name="P13">Codacy<text:tab/>7</text:p>
          <text:p text:style-name="P13">JSLint<text:tab/>7</text:p>
          <text:p text:style-name="P7">Application realization<text:tab/>7</text:p>
          <text:p text:style-name="P11">Pre-alpha<text:tab/>7</text:p>
          <text:p text:style-name="P11">Alpha<text:tab/>7</text:p>
          <text:p text:style-name="P11">Beta<text:tab/>7</text:p>
          <text:p text:style-name="P11">Release candidates<text:tab/>7</text:p>
          <text:p text:style-name="P12">Candidate 1<text:tab/>7</text:p>
          <text:p text:style-name="P12">Candidate 2<text:tab/>7</text:p>
          <text:p text:style-name="P12">Feedback<text:tab/>7</text:p>
          <text:p text:style-name="P11">Production release<text:tab/>8</text:p>
          <text:p text:style-name="P7">API<text:tab/>8</text:p>
          <text:p text:style-name="P11">getConstructor<text:tab/>8</text:p>
          <text:p text:style-name="P11">instance_modules<text:tab/>8</text:p>
          <text:p text:style-name="P11">methods<text:tab/>8</text:p>
          <text:p text:style-name="P12">next<text:tab/>8</text:p>
          <text:p text:style-name="P12">abort<text:tab/>8</text:p>
          <text:p text:style-name="P12">finish<text:tab/>8</text:p>
          <text:p text:style-name="P12">retryAll<text:tab/>8</text:p>
          <text:p text:style-name="P12">retryThis<text:tab/>8</text:p>
          <text:p text:style-name="P12">retryFrom<text:tab/>8</text:p>
          <text:p text:style-name="P12">retryMethod<text:tab/>8</text:p>
          <text:p text:style-name="P7">Flowcharts<text:tab/>8</text:p>
          <text:p text:style-name="P11">getConstructor<text:tab/>8</text:p>
          <text:p text:style-name="P11">next<text:tab/>8</text:p>
          <text:p text:style-name="P11">Simple program<text:tab/>8</text:p>
          <text:p text:style-name="P7">Examples<text:tab/>8</text:p>
          <text:p text:style-name="P11"><text:soft-page-break/>Minimal<text:tab/>9</text:p>
          <text:p text:style-name="P11">Source code collector<text:tab/>9</text:p>
          <text:p text:style-name="P11">HTTP request handler<text:tab/>9</text:p>
          <text:p text:style-name="P11">Database interface<text:tab/>9</text:p>
          <text:p text:style-name="P7">Project maintenance<text:tab/>9</text:p>
          <text:p text:style-name="P11">Project stability<text:tab/>9</text:p>
          <text:p text:style-name="P11">Future features<text:tab/>9</text:p>
          <text:p text:style-name="P7">Feedback<text:tab/>9</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text:p>
      <text:h text:style-name="Heading_20_1" text:outline-level="1"><text:soft-page-break/>Preface</text:h>
      <text:p text:style-name="P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text:p>
      <text:h text:style-name="Heading_20_1" text:outline-level="1"/>
      <text:h text:style-name="Heading_20_1" text:outline-level="1">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text:span text:style-name="T1">shift of focus.</text:span></text:p>
      <text:p text:style-name="Text_20_body">The result of programmers getting to focus more on actually translating an idea to a computer language instead of focussing on how to do the translation, results in growth of usable computational tasks for mankind to <text:span text:style-name="T1">use. A</text:span> way to contribute to this growth of usable computational tasks<text:span text:style-name="T1">,</text:span> is to tackle problems which arose <text:span text:style-name="T1">(or became more important) </text:span>because of new technological advancements. <text:span text:style-name="T1">Some</text:span> example<text:span text:style-name="T1">s are:</text:span> software that <text:span text:style-name="T1">has to </text:span>utilize multiple CPU cores<text:span text:style-name="T1">, </text:span>non blocking application <text:span text:style-name="T1">design and designing modular and loosely coupled applications.</text:span></text:p>
      <text:p text:style-name="Text_20_body">And then there is the <text:span text:style-name="T1">internet, which</text:span> also resulted in huge changes <text:span text:style-name="T1">in</text:span>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 building layers of abstraction so programmers get to focus on actually realizing idea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Asynchronous programming</text:h>
      <text:p text:style-name="P1">Benefits</text:p>
      <text:p text:style-name="P1">Use cases</text:p>
      <text:p text:style-name="Text_20_body">Non blocking</text:p>
      <text:p text:style-name="Text_20_body">Multi-core if host allows</text:p>
      <text:h text:style-name="Heading_20_3" text:outline-level="3">Separation of concerns</text:h>
      <text:p text:style-name="Text_20_body">In order to keep software code bases organized it is important to make sure every operation is doing just what it needs to do and nothing more. This results in code that is easy to read and understand. Take for example a username validator, which could be written in a single function called <text:span text:style-name="T3">isValidUsername</text:span>.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 <text:span text:style-name="T3">hasForbiddenCharacters</text:span> and <text:span text:style-name="T3">isRequiredLength</text:span>, in for example an <text:span text:style-name="T3">username_validator</text:span> module, it would become a lot easier to <text:s/>look at the <text:span text:style-name="T3">username_validator</text:span> module source code and quickly grasp what is going on. <text:span text:style-name="T1">@TODO fix sentence:</text:span>Because a lot of the code which isn't as easily readable such as a common language like English is, is hidden away in small functions which do just what they need to do and nothing more.</text:p>
      <text:p text:style-name="Text_20_body">Separating concerns can bring problems of its own, this will be discussed in the chapter Loosely coupled application logic.</text:p>
      <text:h text:style-name="Heading_20_3" text:outline-level="3">Loosely coupled application logic</text:h>
      <text:h text:style-name="Heading_20_3" text:outline-level="3">Maintainable code</text:h>
      <text:h text:style-name="Heading_20_3" text:outline-level="3">Testable code</text:h>
      <text:h text:style-name="Heading_20_3" text:outline-level="3">Why Node.js</text:h>
      <text:p text:style-name="P1">Cuz non-blocking, async out of the box</text:p>
      <text:h text:style-name="Heading_20_3" text:outline-level="3"><text:span text:style-name="T1">Problem</text:span> to solve<text:span text:style-name="T1"> (conclusion)</text:span></text:h>
      <text:h text:style-name="Heading_20_3" text:outline-level="3">Solution to the problem<text:span text:style-name="T1"> (conclusion)</text:span></text:h>
      <text:p text:style-name="Text_20_body"><text:span text:style-name="T1"/></text:p>
      <text:h text:style-name="Heading_20_1" text:outline-level="1">Application development</text:h>
      <text:p text:style-name="P1">@TODO a lot</text:p>
      <text:h text:style-name="Heading_20_3" text:outline-level="3">Tools</text:h>
      <text:p text:style-name="Text_20_body">In order to build and maintain this project some development tools are used,<text:span text:style-name="T1"> like code linters and hosted code coverage services. T</text:span>hese <text:span text:style-name="T1">tools </text:span>will be discussed in this chapter.</text:p>
      <text:h text:style-name="Heading_20_5" text:outline-level="5"><text:soft-page-break/><text:span text:style-name="T1">Continuous integration</text:span></text:h>
      <text:p text:style-name="P1"><text:span text:style-name="T1">@TODO</text:span></text:p>
      <text:h text:style-name="P9" text:outline-level="7">Integration tests</text:h>
      <text:p text:style-name="P1"><text:span text:style-name="T1">@TODO</text:span></text:p>
      <text:h text:style-name="P9" text:outline-level="7">Travis-ci</text:h>
      <text:p text:style-name="P1">Travis-ci is a (free for open source projects) hosted continuous integration service. Travis-ci builds application according to which language/environment is used. If I'd for example wanted Travis-ci to build a C application for me, I'd instruct Travis-ci run the <text:span text:style-name="T3">make</text:span> file. Every time an update is made to the remotely hosted repository, Travis-ci will download the latest source code and tries to build the application.</text:p>
      <text:h text:style-name="P10" text:outline-level="5">Unit tests</text:h>
      <text:p text:style-name="P1">Testing application functionality is important. @TODO</text:p>
      <text:h text:style-name="P9" text:outline-level="7">Mocha</text:h>
      <text:p text:style-name="Text_20_body"><text:span text:style-name="T1">Mocha is an open source JavaScript testing framework which works together nicely with other tools like code linters and coverage collectors. It offers a simple API with which test suites can be described. When written correctly, test code looks a lot like English. Take for example some tests which would be written for a custom math library called </text:span><text:span text:style-name="T2">mather</text:span><text:span text:style-name="T1">.</text:span></text:p>
      <text:p text:style-name="P15">describe(<text:span text:style-name="T12">'mather (custom math library)'</text:span>, <text:span text:style-name="T14">function</text:span> (){</text:p>
      <text:p text:style-name="P16"><text:s text:c="2"/><text:span text:style-name="T4">describe(</text:span><text:span text:style-name="T13">'.add'</text:span><text:span text:style-name="T4">, </text:span><text:span text:style-name="T15">function</text:span><text:span text:style-name="T4"> (){</text:span></text:p>
      <text:p text:style-name="P16"><text:s text:c="4"/><text:span text:style-name="T4">it(</text:span><text:span text:style-name="T13">'adds arg1 and arg2 together'</text:span><text:span text:style-name="T4">, </text:span><text:span text:style-name="T15">function</text:span><text:span text:style-name="T4"> () {</text:span></text:p>
      <text:p text:style-name="P16"><text:s text:c="6"/><text:span text:style-name="T4">assert.equal(mather.</text:span><text:span text:style-name="T16">add</text:span><text:span text:style-name="T4">(</text:span><text:span text:style-name="T17">3</text:span><text:span text:style-name="T4">, </text:span><text:span text:style-name="T17">5</text:span><text:span text:style-name="T4">), </text:span><text:span text:style-name="T17">8</text:span><text:span text:style-name="T4">);</text:span></text:p>
      <text:p text:style-name="P16"><text:s text:c="4"/><text:span text:style-name="T4">});</text:span></text:p>
      <text:p text:style-name="P16"><text:s text:c="2"/><text:span text:style-name="T4">});</text:span></text:p>
      <text:p text:style-name="P16"><text:s text:c="2"/><text:span text:style-name="T4">describe(</text:span><text:span text:style-name="T13">'.mul'</text:span><text:span text:style-name="T4">, </text:span><text:span text:style-name="T15">function</text:span><text:span text:style-name="T4"> () {</text:span></text:p>
      <text:p text:style-name="P16"><text:s text:c="4"/><text:span text:style-name="T4">it(</text:span><text:span text:style-name="T13">'multiplies arg1 with arg2'</text:span><text:span text:style-name="T4">, </text:span><text:span text:style-name="T15">function</text:span><text:span text:style-name="T4"> () {</text:span></text:p>
      <text:p text:style-name="P16"><text:s text:c="6"/><text:span text:style-name="T4">assert.equal(mather.mul(</text:span><text:span text:style-name="T17">3</text:span><text:span text:style-name="T4">, </text:span><text:span text:style-name="T17">5</text:span><text:span text:style-name="T4">), </text:span><text:span text:style-name="T17">15</text:span><text:span text:style-name="T4">);</text:span></text:p>
      <text:p text:style-name="P16"><text:s text:c="4"/><text:span text:style-name="T4">});</text:span></text:p>
      <text:p text:style-name="P16"><text:s text:c="2"/><text:span text:style-name="T4">});</text:span></text:p>
      <text:p text:style-name="P14"><text:span text:style-name="T5">});<text:line-break/></text:span></text:p>
      <text:p text:style-name="Text_20_body"><text:span text:style-name="T6">If I'd for example made some changes to </text:span><text:span text:style-name="T8">mather </text:span><text:span text:style-name="T7">its </text:span><text:span text:style-name="T9">mul </text:span><text:span text:style-name="T7">method which would result in a different return value when 3 and 5 are passed as arguments, it'd be clear that I broke my code by running </text:span><text:span text:style-name="T10">the</text:span><text:span text:style-name="T7"> tests. Since the </text:span><text:span text:style-name="T10">assertion, calling </text:span><text:span text:style-name="T11">mather.mul</text:span><text:span text:style-name="T7"> </text:span><text:span text:style-name="T10">with the arguments 3 and 5 </text:span><text:span text:style-name="T7">should equal 15</text:span><text:span text:style-name="T10">,</text:span><text:span text:style-name="T7"> was specified in the test function its body.</text:span><text:span text:style-name="T10"> </text:span></text:p>
      <text:h text:style-name="P10" text:outline-level="5">Code coverage</text:h>
      <text:p text:style-name="Text_20_body"><text:span text:style-name="T1">Why code coverage, no dead code, less side effects, ensure whether everything is tested.</text:span></text:p>
      <text:h text:style-name="P9" text:outline-level="7">Istanbul</text:h>
      <text:p text:style-name="Text_20_body"><text:span text:style-name="T1">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Also, Istanbul provides a browser based interface in which it's easy to view code coverage information for every file in the software its source code.</text:span></text:p>
      <text:h text:style-name="P9" text:outline-level="7"><text:soft-page-break/>Coveralls</text:h>
      <text:p text:style-name="Text_20_body"><text:span text:style-name="T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span></text:p>
      <text:h text:style-name="P10" text:outline-level="5">In-line documentation</text:h>
      <text:h text:style-name="P9" text:outline-level="7">JSDOC</text:h>
      <text:h text:style-name="P9" text:outline-level="7">Inch-ci</text:h>
      <text:h text:style-name="P10" text:outline-level="5">Code quality</text:h>
      <text:h text:style-name="P9" text:outline-level="7">Codacy</text:h>
      <text:h text:style-name="Heading_20_7" text:outline-level="7"><text:span text:style-name="T1">JSLint</text:span></text:h>
      <text:p text:style-name="Text_20_body"><text:span text:style-name="T1"/></text:p>
      <text:h text:style-name="Heading_20_1" text:outline-level="1">Application realization</text:h>
      <text:p text:style-name="P1">@TODO a lot</text:p>
      <text:h text:style-name="Heading_20_3" text:outline-level="3">Pre-alpha</text:h>
      <text:h text:style-name="Heading_20_3" text:outline-level="3">Alpha</text:h>
      <text:h text:style-name="Heading_20_3" text:outline-level="3">Beta</text:h>
      <text:h text:style-name="Heading_20_3" text:outline-level="3">Release candidates</text:h>
      <text:h text:style-name="Heading_20_5" text:outline-level="5">Candidate 1</text:h>
      <text:p text:style-name="P1">Namespaced</text:p>
      <text:p text:style-name="P1">Console Log heavy</text:p>
      <text:h text:style-name="Heading_20_5" text:outline-level="5">Candidate 2</text:h>
      <text:p text:style-name="P1">Prefixed</text:p>
      <text:p text:style-name="P1">Better events</text:p>
      <text:h text:style-name="Heading_20_5" text:outline-level="5">Feedback</text:h>
      <text:p text:style-name="P1">Speed</text:p>
      <text:h text:style-name="Heading_20_3" text:outline-level="3"><text:soft-page-break/>Production release</text:h>
      <text:p text:style-name="Text_20_body"/>
      <text:h text:style-name="Heading_20_1" text:outline-level="1">API</text:h>
      <text:p text:style-name="P1">@TODO all</text:p>
      <text:h text:style-name="P8" text:outline-level="3">getConstructor</text:h>
      <text:h text:style-name="P8" text:outline-level="3">instance_modules</text:h>
      <text:h text:style-name="P8" text:outline-level="3">methods</text:h>
      <text:h text:style-name="P10" text:outline-level="5">next</text:h>
      <text:h text:style-name="P10" text:outline-level="5">abort</text:h>
      <text:h text:style-name="P10" text:outline-level="5">finish</text:h>
      <text:h text:style-name="P10" text:outline-level="5">retryAll</text:h>
      <text:h text:style-name="P10" text:outline-level="5">retryThis</text:h>
      <text:h text:style-name="P10" text:outline-level="5">retryFrom</text:h>
      <text:h text:style-name="P10" text:outline-level="5">retryMethod</text:h>
      <text:p text:style-name="P1"/>
      <text:h text:style-name="Heading_20_1" text:outline-level="1">Flowcharts</text:h>
      <text:p text:style-name="P1">@TODO all</text:p>
      <text:h text:style-name="P8" text:outline-level="3">getConstructor</text:h>
      <text:h text:style-name="P8" text:outline-level="3">next</text:h>
      <text:h text:style-name="P8" text:outline-level="3">Simple program</text:h>
      <text:p text:style-name="Text_20_body"><text:span text:style-name="T1"/></text:p>
      <text:h text:style-name="Heading_20_1" text:outline-level="1">Examples</text:h>
      <text:p text:style-name="P1">@TODO all</text:p>
      <text:h text:style-name="P8" text:outline-level="3"><text:soft-page-break/>Minimal</text:h>
      <text:h text:style-name="P8" text:outline-level="3">Source code collector</text:h>
      <text:h text:style-name="P8" text:outline-level="3">HTTP request handler</text:h>
      <text:h text:style-name="P8" text:outline-level="3">Database interface</text:h>
      <text:p text:style-name="Text_20_body"><text:span text:style-name="T1"/></text:p>
      <text:p text:style-name="Text_20_body"><text:span text:style-name="T1"/></text:p>
      <text:h text:style-name="Heading_20_1" text:outline-level="1">Project maintenance</text:h>
      <text:p text:style-name="P1">@TODO all</text:p>
      <text:h text:style-name="P8" text:outline-level="3">Project stability</text:h>
      <text:h text:style-name="P8"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nsolas1" svg:font-family="Consolas, 'Lucida Console', 'DejaVu Sans Mono', Monaco, 'Courier New', monospace"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Machiels</meta:initial-creator>
    <meta:creation-date>2015-10-13T12:16:18.24</meta:creation-date>
    <dc:date>2015-10-15T17:03:26.99</dc:date>
    <dc:creator>Sam Machiels</dc:creator>
    <meta:editing-duration>PT8H8M29S</meta:editing-duration>
    <meta:editing-cycles>22</meta:editing-cycles>
    <meta:generator>OpenOffice/4.1.1$Win32 OpenOffice.org_project/411m6$Build-9775</meta:generator>
    <meta:document-statistic meta:table-count="0" meta:image-count="0" meta:object-count="0" meta:page-count="9" meta:paragraph-count="168" meta:word-count="1221" meta:character-count="7659"/>
  </office:meta>
</office:document-meta>
</file>